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Rubrik1" style:master-page-name="MP0" style:family="paragraph">
      <style:paragraph-properties fo:break-before="page"/>
    </style:style>
    <style:style style:name="P2" style:parent-style-name="Ingetavstånd" style:family="paragraph">
      <style:paragraph-properties fo:margin-left="0.9055in">
        <style:tab-stops/>
      </style:paragraph-properties>
    </style:style>
    <style:style style:name="P3" style:parent-style-name="Ingetavstånd" style:family="paragraph">
      <style:paragraph-properties fo:margin-left="0.9055in">
        <style:tab-stops/>
      </style:paragraph-properties>
    </style:style>
    <style:style style:name="P4" style:parent-style-name="Ingetavstånd" style:family="paragraph">
      <style:paragraph-properties fo:margin-left="0.9055in">
        <style:tab-stops/>
      </style:paragraph-properties>
    </style:style>
    <style:style style:name="P5" style:parent-style-name="Ingetavstånd" style:family="paragraph">
      <style:paragraph-properties fo:margin-left="0.9055in">
        <style:tab-stops/>
      </style:paragraph-properties>
    </style:style>
    <style:style style:name="P6" style:parent-style-name="Ingetavstånd" style:family="paragraph">
      <style:paragraph-properties fo:margin-left="0.9055in">
        <style:tab-stops/>
      </style:paragraph-properties>
    </style:style>
    <style:style style:name="P7" style:parent-style-name="Ingetavstånd" style:family="paragraph">
      <style:paragraph-properties fo:margin-left="0.9055in">
        <style:tab-stops/>
      </style:paragraph-properties>
      <style:text-properties fo:language="sv" fo:country="SE"/>
    </style:style>
    <style:style style:name="P8" style:parent-style-name="Normal" style:family="paragraph">
      <style:paragraph-properties fo:margin-left="0.9055in">
        <style:tab-stops/>
      </style:paragraph-properties>
      <style:text-properties fo:language="sv" fo:country="SE"/>
    </style:style>
    <style:style style:name="T9" style:parent-style-name="Standardstycketeckensnitt" style:family="text">
      <style:text-properties fo:language="sv" fo:country="SE"/>
    </style:style>
    <style:style style:name="T10" style:parent-style-name="Standardstycketeckensnitt" style:family="text">
      <style:text-properties fo:language="sv" fo:country="SE"/>
    </style:style>
    <style:style style:name="T11" style:parent-style-name="Standardstycketeckensnitt" style:family="text">
      <style:text-properties fo:language="sv" fo:country="SE"/>
    </style:style>
    <style:style style:name="T12" style:parent-style-name="Standardstycketeckensnitt" style:family="text">
      <style:text-properties fo:language="sv" fo:country="SE"/>
    </style:style>
    <style:style style:name="T13" style:parent-style-name="Standardstycketeckensnitt" style:family="text">
      <style:text-properties fo:language="sv" fo:country="SE"/>
    </style:style>
    <style:style style:name="T14" style:parent-style-name="Standardstycketeckensnitt" style:family="text">
      <style:text-properties fo:language="sv" fo:country="SE"/>
    </style:style>
    <style:style style:name="T15" style:parent-style-name="Standardstycketeckensnitt" style:family="text">
      <style:text-properties fo:language="sv" fo:country="SE"/>
    </style:style>
    <style:style style:name="T16" style:parent-style-name="Standardstycketeckensnitt" style:family="text">
      <style:text-properties fo:language="sv" fo:country="SE"/>
    </style:style>
    <style:style style:name="T17" style:parent-style-name="Standardstycketeckensnitt" style:family="text">
      <style:text-properties fo:language="sv" fo:country="SE"/>
    </style:style>
    <style:style style:name="T18" style:parent-style-name="Standardstycketeckensnitt" style:family="text">
      <style:text-properties fo:language="sv" fo:country="SE"/>
    </style:style>
    <style:style style:name="T19" style:parent-style-name="Standardstycketeckensnitt" style:family="text">
      <style:text-properties fo:language="sv" fo:country="SE"/>
    </style:style>
    <style:style style:name="T20" style:parent-style-name="Standardstycketeckensnitt" style:family="text">
      <style:text-properties fo:language="sv" fo:country="SE"/>
    </style:style>
    <style:style style:name="P21" style:parent-style-name="Rubrik3" style:family="paragraph">
      <style:paragraph-properties fo:margin-top="0in"/>
    </style:style>
    <style:style style:name="T22" style:parent-style-name="Standardstycketeckensnitt" style:family="text">
      <style:text-properties style:font-name-complex="Times New Roman"/>
    </style:style>
  </office:automatic-styles>
  <office:body>
    <office:text text:use-soft-page-breaks="true">
      <text:h text:style-name="P1" text:outline-level="1">Mötesprotokoll för Riks-SMASK-möte nr. 1 2009-09-19 i Stockholm</text:h>
      <text:h text:style-name="Rubrik2" text:outline-level="2">§1 Mötets öppnande</text:h>
      <text:p text:style-name="Normal">Mötet öppnades kl. 14.00 i möteslokal i KTH:s kårhus Nymble i Stockholm. Närvarande är:</text:p>
      <text:p text:style-name="P2">Sofie Mååg,<text:s/>Hornboskapen, ordförande</text:p>
      <text:p text:style-name="P3">Fanny Ekblom Johansson, Wijkmanska Blecket, kassör samt GS Uppsala</text:p>
      <text:p text:style-name="P4">Anders "Kubb" Åkerström, Alliansorchestret, GS Göteborg</text:p>
      <text:p text:style-name="P5">Kajsa Forskund Sundman, Promenadorquestern, GS Stockholm</text:p>
      <text:p text:style-name="P6">Joakim Eljas, LiTHe Blås, GS Övriga Sverige</text:p>
      <text:p text:style-name="P7">Thobias<text:s/>”Romeo” Romu, LiTHe Blås, revisor</text:p>
      <text:p text:style-name="P8">Christopher ”Stophe” Tholander, LiTHe Blås, Gammal Riks-SMASK-räv</text:p>
      <text:p text:style-name="Normal">Frånvarande är Tommy "Rune" Karlsson, GS Södra Sverige.</text:p>
      <text:h text:style-name="Rubrik2" text:outline-level="2">§2 Val av sekreterare och justeringsman</text:h>
      <text:p text:style-name="Normal">Nyblivne GS Övriga Sverige Joakim Eljas valdes som sekreterare. Viss frångång från protokollet då justeringsman ej fastställdes.</text:p>
      <text:h text:style-name="Rubrik2" text:outline-level="2">§3 Adjungeringar</text:h>
      <text:p text:style-name="Normal">Inga adjungeringar beslutades.</text:p>
      <text:h text:style-name="Rubrik2" text:outline-level="2">§4 Godkännande av kallelseförfarande</text:h>
      <text:p text:style-name="Normal">Kallelseförfarandet godkändes.</text:p>
      <text:h text:style-name="Rubrik2" text:outline-level="2">§5 Godkännande av dagordning</text:h>
      <text:p text:style-name="Normal">Dagordningen godkändes.</text:p>
      <text:h text:style-name="Rubrik2" text:outline-level="2">§6 Föregående mötesprotokoll</text:h>
      <text:p text:style-name="Normal">Föregående mötesprotokoll väntar på att slutföras.</text:p>
      <text:h text:style-name="Rubrik2" text:outline-level="2">§7 Landet runt</text:h>
      <text:h text:style-name="Rubrik3" text:outline-level="3">Uppsala</text:h>
      <text:p text:style-name="Normal">Fanny Ekblom Johansson, GS Uppsala, informerade om att Dragskåpet har börjat med verksamhet igen. Det sades också att det är svårt med rekrytering av nya medlemmar för<text:s/>orkestrarna.<text:s/><text:span text:style-name="T9">Wijkman</text:span><text:span text:style-name="T10">s</text:span><text:span text:style-name="T11">ka Blecket,</text:span><text:span text:style-name="T12"><text:s/>Glansbandet</text:span><text:span text:style-name="T13"><text:s/>samt Hornboskapen har</text:span><text:span text:style-name="T14"><text:s/>dock</text:span><text:span text:style-name="T15"><text:s/>varit</text:span><text:span text:style-name="T16"><text:s/>framgångrika i rekryteringsarbetet, m</text:span><text:span text:style-name="T17">e</text:span><text:span text:style-name="T18">d</text:span><text:span text:style-name="T19">an storbanden har lite större</text:span><text:span text:style-name="T20"><text:s/>problem med att hitta nya medlemmar.<text:s/></text:span>BRUNK förbereds även, samt att det har kommit ut lite nya skivor som finns i arkivet.</text:p>
      <text:h text:style-name="P21" text:outline-level="3">Göteborg</text:h>
      <text:p text:style-name="Normal">Kubb berättade om att G-SOF är i pipelinen och att man ska försöka locka fler än studentmusiker att gå på evenemanget som ska hållas helgen efter 14 november. I övrigt går rekryteringen bra utom för Mistlurarna som inte har någon egentlig<text:s/>verksamhet för tillfället.</text:p>
      <text:soft-page-break/>
      <text:h text:style-name="Rubrik3" text:outline-level="3">Stockholm</text:h>
      <text:p text:style-name="Normal">Kajsa kommer med den ledsamma sägningen att SMUSK:s antal aktiva medlemmar numera bara uppgår till två personer. Roligare är att Blåslaget har konsert den 14 november. Rapport inkom även om att ett kök i närheten av Kårsdragets rep- och konsertlokal<text:s/>har brunnit, med följden att Kårsdraget för tillfället repar i annan lokal och att de var tvungna att i sista stund hitta ny konsertlokal inför konserten den 5 december. Slutligen sades att Osquar Mutter har konsert den 21 november.</text:p>
      <text:h text:style-name="Rubrik3" text:outline-level="3">Övriga Sverige</text:h>
      <text:p text:style-name="Normal">Eljas berättade att rekryteringen har gått bra med flera nya medlemmar i LiTHe Blås-familjen, faktiskt så till den milda grad att Blåset numera har ett överintag. Övriga orkestrar har också haft bra rekryteringsunderlag och det diskuteras om inspelning av flera skivor. På evenemangsfronten är det LiTHe Blås Luciafest den 4 december som nämns.</text:p>
      <text:h text:style-name="Rubrik3" text:outline-level="3">Södra Sverige</text:h>
      <text:p text:style-name="Normal">Pga. frånvaro inkom<text:s/>rapporten från Rune senare. I den sades att Alte Kamereren repar för fullt inför sitt 45-årsjubileum den 14 november, samt att Pulpahornen från Tandläkarhögskolan i Malmö har återuppstått med 10 nya medlemmar. Isterbandet har dessvärre blivit utkastade från sin lokal i Brygghuset och får omlokalisera till en källarlokal på universitetet. <text:s/></text:p>
      <text:h text:style-name="Rubrik2" text:outline-level="2">§8 Ekonomin</text:h>
      <text:p text:style-name="Normal">Det konstateras att läget är lätt ansträngt med följden att resor bör utföras så billigt som möjligt. Vikten av att få in medlemsavgiften från orkestrarna betonas. Avgiftsnivån diskuteras kort.</text:p>
      <text:h text:style-name="Rubrik2" text:outline-level="2">§9 SOF2009</text:h>
      <text:p text:style-name="Normal">SOF2009 hade ett dåligt resultat i år på minus ett hundratal tusen kronor, detta delvis pga. att SOF-lastbilen gick sönder i sista stund vilket innebar att lastbil fick hyras in med extra kostnader som följd.<text:s/>Observationen görs att Riks-SMASK inte har erhållit pengar från SOF2009 avseende medlemsavgifter. Slutligen behandlas att det inte finns någon SOF-fond längre utan att studentkåren i Linköping har ändrat på upplägget till en gemensam riskfond på 1,5 mkr för alla föreningar knutna till kåren.</text:p>
      <text:h text:style-name="Rubrik2" text:outline-level="2">§10 STORK2010</text:h>
      <text:p text:style-name="Normal">Vid tidpunkten för mötet har ingen general för STORK2010 hittats. En person som eventuellt skulle kunna tänka sig posten har ej hört av sig, och orkesterkonventet ville ej driva frågan. Riks-SMASK styrelse betonar att de är ansvariga för att hitta en general.</text:p>
      <text:p text:style-name="Normal">En orsak till det återkommande problemet med att hitta general är att nationerna, som är drivande i studentlivet i mycket större utsträckning än kåren, inte är särskilt intresserade av studentorkestrar.<text:s/></text:p>
      <text:p text:style-name="Normal">Som lösning på problemet diskuteras att generalen ska få lön, men det innebär problem med skatter och nuvarande regler för STORK. Det sägs också att man bör försöka arbeta upp ett samarbete med kåren inför STORK2012 för att främja dels kontinuiteten men också för att få mer finansiella muskler samt stabilitet.</text:p>
      <text:p text:style-name="Normal">En annan diskussion är att flytta evenemanget till Örebro där engagemanget ev. skulle kunna vara större. Beslut tas om att Eljas ska kontakta Schwamparnas nya ordförande Kristina Kvick om detta. Om detta inte skulle vara möjligt är tredjealternativet SORK i Linköping, vilket skedde senast 2004.</text:p>
      <text:soft-page-break/>
      <text:p text:style-name="Normal">Det beslutas om att sätta en deadline för att hitta STORK-general till den 1 november. Vid detta datum ska beslutet tas om det ska bli STORK, Örebro eller SORK.</text:p>
      <text:h text:style-name="Rubrik2" text:outline-level="2">§11 Hemsidan</text:h>
      <text:p text:style-name="Normal">Orkestrarna ska<text:s/>uppmanas att lägga upp fler evenemang i kalendariet till förmån för hela Sveriges studentmusiker. Det konstateras också att det saknas<text:s/>information på Riks-SMASK hemsida. Det saknas närmare bestämt kontaktuppgifter,<text:s/>protokoll, skivor och loggor.<text:s/>Beslut<text:s/>togs<text:s/>om<text:s/>att detta ska åtgärdas snarast.</text:p>
      <text:p text:style-name="Normal">Ett nytt bokningssystem behövs då KanAlla numera kostar pengar. Doodle förs<text:s/>fram som ett bra alternativ.</text:p>
      <text:p text:style-name="Normal">SOF2009-systemet för beställning av medaljer, märken mm. fick kritik för brist i användarvänlighet och svåröverskådlighet.</text:p>
      <text:h text:style-name="Rubrik2" text:outline-level="2">§12 Adresslista</text:h>
      <text:p text:style-name="Normal"><text:span text:style-name="T22">Generalsekreterare</text:span><text:s/>uppmanas att uppdatera alla uppgifter.</text:p>
      <text:h text:style-name="Rubrik2" text:outline-level="2">§13 Extrakongress</text:h>
      <text:p text:style-name="Normal">Det beslutas att det inte behövs någon extrakongress.</text:p>
      <text:h text:style-name="Rubrik2" text:outline-level="2">§14 Övriga frågor och synpunkter</text:h>
      <text:p text:style-name="Normal">Det yttras att det för närvarande inte föreligger några större hinder med rekryteringen till medlemsorkestrarna.</text:p>
      <text:h text:style-name="Rubrik2" text:outline-level="2">§15 Nästa möte</text:h>
      <text:p text:style-name="Normal">Beslutet<text:s/>ska tas via mail<text:s/>i väntan på hur generalletandet går samt hur Örebro ställer sig<text:s/>till att anordna en studentorkesterfestival.</text:p>
      <text:h text:style-name="Rubrik2" text:outline-level="2">§16 Mötets avslutande</text:h>
      <text:p text:style-name="Normal">Mötet avslutas för närande middag bestående av kött och potatissalla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905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Rubrik2" style:display-name="Rubrik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Rubrik3" style:display-name="Rubrik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Rubrik4" style:display-name="Rubrik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Rubrik5" style:display-name="Rubrik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Rubrik6" style:display-name="Rubrik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Rubrik7" style:display-name="Rubrik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Rubrik8" style:display-name="Rubrik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Rubrik9" style:display-name="Rubrik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Standardstycketeckensnitt" style:display-name="Standardstycketeckensnitt" style:family="text"/>
    <style:style style:name="Rubrik1Char" style:display-name="Rubrik 1 Char" style:family="text" style:parent-style-name="Standardstycketeckensnit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Rubrik2Char" style:display-name="Rubrik 2 Char" style:family="text" style:parent-style-name="Standardstycketeckensnit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Ingetavstånd" style:display-name="Inget avstånd" style:family="paragraph">
      <style:paragraph-properties fo:margin-bottom="0in" fo:line-height="100%"/>
      <style:text-properties fo:hyphenate="true"/>
    </style:style>
    <style:style style:name="Rubrik3Char" style:display-name="Rubrik 3 Char" style:family="text" style:parent-style-name="Standardstycketeckensnitt">
      <style:text-properties style:font-name="Cambria" style:font-name-asian="Times New Roman" style:font-name-complex="Times New Roman" fo:font-weight="bold" style:font-weight-asian="bold" style:font-weight-complex="bold" fo:color="#4F81BD"/>
    </style:style>
    <style:style style:name="Rubrik4Char" style:display-name="Rubrik 4 Char" style:family="text" style:parent-style-name="Standardstycketeckensnit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Rubrik5Char" style:display-name="Rubrik 5 Char" style:family="text" style:parent-style-name="Standardstycketeckensnitt">
      <style:text-properties style:font-name="Cambria" style:font-name-asian="Times New Roman" style:font-name-complex="Times New Roman" fo:color="#243F60"/>
    </style:style>
    <style:style style:name="Rubrik6Char" style:display-name="Rubrik 6 Char" style:family="text" style:parent-style-name="Standardstycketeckensnitt">
      <style:text-properties style:font-name="Cambria" style:font-name-asian="Times New Roman" style:font-name-complex="Times New Roman" fo:font-style="italic" style:font-style-asian="italic" style:font-style-complex="italic" fo:color="#243F60"/>
    </style:style>
    <style:style style:name="Rubrik7Char" style:display-name="Rubrik 7 Char" style:family="text" style:parent-style-name="Standardstycketeckensnitt">
      <style:text-properties style:font-name="Cambria" style:font-name-asian="Times New Roman" style:font-name-complex="Times New Roman" fo:font-style="italic" style:font-style-asian="italic" style:font-style-complex="italic" fo:color="#404040"/>
    </style:style>
    <style:style style:name="Rubrik8Char" style:display-name="Rubrik 8 Char" style:family="text" style:parent-style-name="Standardstycketeckensnitt">
      <style:text-properties style:font-name="Cambria" style:font-name-asian="Times New Roman" style:font-name-complex="Times New Roman" fo:color="#4F81BD" fo:font-size="10pt" style:font-size-asian="10pt" style:font-size-complex="10pt"/>
    </style:style>
    <style:style style:name="Rubrik9Char" style:display-name="Rubrik 9 Char" style:family="text" style:parent-style-name="Standardstycketeckensnit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Rubrik" style:display-name="Rubrik"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RubrikChar" style:display-name="Rubrik Char" style:family="text" style:parent-style-name="Standardstycketeckensnitt">
      <style:text-properties style:font-name="Cambria" style:font-name-asian="Times New Roman" style:font-name-complex="Times New Roman" fo:color="#17365D" fo:letter-spacing="0.0034in" style:letter-kerning="true" fo:font-size="26pt" style:font-size-asian="26pt" style:font-size-complex="26pt"/>
    </style:style>
    <style:style style:name="Underrubrik" style:display-name="Underrubrik"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UnderrubrikChar" style:display-name="Underrubrik Char" style:family="text" style:parent-style-name="Standardstycketeckensnit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Stark" style:display-name="Stark" style:family="text" style:parent-style-name="Standardstycketeckensnitt">
      <style:text-properties fo:font-weight="bold" style:font-weight-asian="bold" style:font-weight-complex="bold"/>
    </style:style>
    <style:style style:name="Betoning" style:display-name="Betoning" style:family="text" style:parent-style-name="Standardstycketeckensnitt">
      <style:text-properties fo:font-style="italic" style:font-style-asian="italic" style:font-style-complex="italic"/>
    </style:style>
    <style:style style:name="Liststycke" style:display-name="Liststycke" style:family="paragraph" style:parent-style-name="Normal">
      <style:paragraph-properties fo:margin-left="0.5in">
        <style:tab-stops/>
      </style:paragraph-properties>
      <style:text-properties fo:hyphenate="true"/>
    </style:style>
    <style:style style:name="Citat" style:display-name="Citat" style:family="paragraph" style:parent-style-name="Normal" style:next-style-name="Normal">
      <style:text-properties fo:font-style="italic" style:font-style-asian="italic" style:font-style-complex="italic" fo:color="#000000" fo:hyphenate="true"/>
    </style:style>
    <style:style style:name="CitatChar" style:display-name="Citat Char" style:family="text" style:parent-style-name="Standardstycketeckensnitt">
      <style:text-properties fo:font-style="italic" style:font-style-asian="italic" style:font-style-complex="italic" fo:color="#000000"/>
    </style:style>
    <style:style style:name="Starktcitat" style:display-name="Starkt citat"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StarktcitatChar" style:display-name="Starkt citat Char" style:family="text" style:parent-style-name="Standardstycketeckensnitt">
      <style:text-properties fo:font-weight="bold" style:font-weight-asian="bold" style:font-weight-complex="bold" fo:font-style="italic" style:font-style-asian="italic" style:font-style-complex="italic" fo:color="#4F81BD"/>
    </style:style>
    <style:style style:name="Diskretbetoning" style:display-name="Diskret betoning" style:family="text" style:parent-style-name="Standardstycketeckensnitt">
      <style:text-properties fo:font-style="italic" style:font-style-asian="italic" style:font-style-complex="italic" fo:color="#808080"/>
    </style:style>
    <style:style style:name="Starkbetoning" style:display-name="Stark betoning" style:family="text" style:parent-style-name="Standardstycketeckensnitt">
      <style:text-properties fo:font-weight="bold" style:font-weight-asian="bold" style:font-weight-complex="bold" fo:font-style="italic" style:font-style-asian="italic" style:font-style-complex="italic" fo:color="#4F81BD"/>
    </style:style>
    <style:style style:name="Diskretreferens" style:display-name="Diskret referens" style:family="text" style:parent-style-name="Standardstycketeckensnitt">
      <style:text-properties fo:font-variant="small-caps" fo:color="#C0504D" style:text-underline-type="single" style:text-underline-style="solid" style:text-underline-width="auto" style:text-underline-mode="continuous"/>
    </style:style>
    <style:style style:name="Starkreferens" style:display-name="Stark referens" style:family="text" style:parent-style-name="Standardstycketeckensnit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kenstitel" style:display-name="Bokens titel" style:family="text" style:parent-style-name="Standardstycketeckensnitt">
      <style:text-properties fo:font-weight="bold" style:font-weight-asian="bold" style:font-weight-complex="bold" fo:font-variant="small-caps" fo:letter-spacing="0.0034in"/>
    </style:style>
    <style:style style:name="Innehållsförteckningsrubrik" style:display-name="Innehållsförteckningsrubrik" style:family="paragraph" style:parent-style-name="Rubrik1" style:next-style-name="Normal">
      <style:text-properties fo:hyphenate="true"/>
    </style:style>
    <style:style style:name="Beskrivning" style:display-name="Beskrivning"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ven Andersson</meta:initial-creator>
    <dc:creator>Sven Andersson</dc:creator>
    <meta:creation-date>2009-11-09T20:32:00Z</meta:creation-date>
    <dc:date>2009-11-09T20:47:00Z</dc:date>
    <meta:template xlink:href="Normal.dotm" xlink:type="simple"/>
    <meta:editing-cycles>7</meta:editing-cycles>
    <meta:editing-duration>PT1740S</meta:editing-duration>
    <meta:document-statistic meta:page-count="3" meta:paragraph-count="12" meta:word-count="956" meta:character-count="6017" meta:row-count="42" meta:non-whitespace-character-count="5073"/>
  </office:meta>
</office:document-meta>
</file>